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60279c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60279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5802bf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4df25" officeooo:paragraph-rsid="0074df2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4df25" officeooo:paragraph-rsid="0074df25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722eb" officeooo:paragraph-rsid="007722eb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60279c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4df25" officeooo:paragraph-rsid="0074df25" style:font-size-asian="12pt" style:font-weight-asian="bold" style:font-size-complex="12pt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722eb" officeooo:paragraph-rsid="007722eb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4df25" officeooo:paragraph-rsid="0074df25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4df25" officeooo:paragraph-rsid="007722eb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722eb" officeooo:paragraph-rsid="007722eb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bold" officeooo:rsid="005660b4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5b8a1c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5e3403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74df25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780d63" style:font-size-asian="12pt" style:font-weight-asian="bold" style:font-size-complex="12pt" style:font-weight-complex="bold"/>
    </style:style>
    <style:style style:name="T7" style:family="text">
      <style:text-properties officeooo:rsid="0035db3e"/>
    </style:style>
    <style:style style:name="T8" style:family="text">
      <style:text-properties officeooo:rsid="0076d28f"/>
    </style:style>
    <style:style style:name="T9" style:family="text">
      <style:text-properties officeooo:rsid="007722e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7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D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7"><text:span text:style-name="T1">2</text:span><text:span text:style-name="T2">0</text:span><text:span text:style-name="T6">4</text:span><text:span text:style-name="T3"> - </text:span><text:span text:style-name="T4">Ground - </text:span><text:span text:style-name="T5">Cockpit controls</text:span></text:p>
      <text:p text:style-name="P3"/>
      <text:p text:style-name="P5"><text:span text:style-name="T9">Pilot </text:span>Lights</text:p>
      <text:list text:style-name="L1">
        <text:list-item>
          <text:p text:style-name="P8">Interior:</text:p>
          <text:list>
            <text:list-item>
              <text:p text:style-name="P10">White floodlight switch -- right console middle outboard</text:p>
            </text:list-item>
            <text:list-item>
              <text:p text:style-name="P10">Instrument panel backlights knob -- right console middle outboard</text:p>
            </text:list-item>
            <text:list-item>
              <text:p text:style-name="P10">Console panels backlights and floodlights knob -- right console middle outboard</text:p>
              <text:list>
                <text:list-item>
                  <text:p text:style-name="P10">If Console floodlight brightness switch is set to DIM (middle position), floodlight will be off if knob is off, otherwise floodlight will be on.</text:p>
                </text:list-item>
              </text:list>
            </text:list-item>
            <text:list-item>
              <text:p text:style-name="P10">Instrument panel floodlight -- right wall middle under canopy rail</text:p>
              <text:list>
                <text:list-item>
                  <text:p text:style-name="P10">up = BRT, middle = OFF, down = DIM</text:p>
                </text:list-item>
                <text:list-item>
                  <text:p text:style-name="P12">Also controls WSO panel floodlight</text:p>
                </text:list-item>
              </text:list>
            </text:list-item>
            <text:list-item>
              <text:p text:style-name="P10">AOA indexer brightness -- right wall forward under canopy rail</text:p>
              <text:list>
                <text:list-item>
                  <text:p text:style-name="P10">other interior light knobs on this panel don't seem to do anything??</text:p>
                </text:list-item>
              </text:list>
            </text:list-item>
          </text:list>
        </text:list-item>
        <text:list-item>
          <text:p text:style-name="P8">Exterior:</text:p>
          <text:list>
            <text:list-item>
              <text:p text:style-name="P10">Landing/Taxi light</text:p>
            </text:list-item>
            <text:list-item>
              <text:p text:style-name="P10">Position lights (red/green/white nav lights) -- right console extreme rear</text:p>
              <text:list>
                <text:list-item>
                  <text:p text:style-name="P10">TAIL and WING switches (last 2 switches of the 4)</text:p>
                </text:list-item>
              </text:list>
            </text:list-item>
            <text:list-item>
              <text:p text:style-name="P10">Fuselage lights (2 facing down, 1 facing up) -- right console extreme rear</text:p>
              <text:list>
                <text:list-item>
                  <text:p text:style-name="P10">first 2 switches of the 4, 1st one controls brightness (middle is off), 2nd one controls flash/steady (middle is off)</text:p>
                </text:list-item>
              </text:list>
            </text:list-item>
            <text:list-item>
              <text:p text:style-name="P10">Formation lights (pale green light strips) -- right wall forward under canopy rail</text:p>
              <text:list>
                <text:list-item>
                  <text:p text:style-name="P10">Mode switch -- up = ON, middle = OFF, down = MOM (momentary, spring-loaded to OFF)</text:p>
                </text:list-item>
                <text:list-item>
                  <text:p text:style-name="P10">Brightness knob -- left/CCW is off, right<text:span text:style-name="T8">/CW</text:span> is brighter</text:p>
                </text:list-item>
              </text:list>
            </text:list-item>
          </text:list>
        </text:list-item>
      </text:list>
      <text:p text:style-name="P4"/>
      <text:p text:style-name="P6">WSO Lights</text:p>
      <text:list text:style-name="L2">
        <text:list-item>
          <text:p text:style-name="P9">Interior:</text:p>
          <text:list>
            <text:list-item>
              <text:p text:style-name="P11">White floodlight switch -- right console middle outboard</text:p>
            </text:list-item>
            <text:list-item>
              <text:p text:style-name="P11">Instrument panel backlights knob -- right console middle outboard</text:p>
            </text:list-item>
            <text:list-item>
              <text:p text:style-name="P11">Console panels backlights and floodlights knob -- right console middle outboard</text:p>
              <text:list>
                <text:list-item>
                  <text:p text:style-name="P11">If Console floodlight brightness switch is set to DIM (middle position), floodlight will be off if knob is off, otherwise floodlight will be on.</text:p>
                </text:list-item>
              </text:list>
            </text:list-item>
            <text:list-item>
              <text:p text:style-name="P11">Instrument panel floodlight -- <text:span text:style-name="T9">controlled by switch in pilot cockpit</text:span></text:p>
            </text:list-item>
            <text:list-item>
              <text:p text:style-name="P11">AOA indexer brightness -- right console middle outboar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12-30T18:18:49.487000000</dc:date>
    <meta:editing-duration>P1DT7H40M11S</meta:editing-duration>
    <meta:editing-cycles>90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35" meta:word-count="318" meta:character-count="1799" meta:non-whitespace-character-count="1542"/>
  </office:meta>
</office:document-meta>
</file>